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2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42cm" svg:y="1.444cm">
            <draw:object draw:notify-on-update-of-ranges="Sheet1.A4:Sheet1.A8 Sheet1.B3:Sheet1.B3 Sheet1.B4:Sheet1.B8 Sheet1.C3:Sheet1.C3 Sheet1.C4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742cm" svg:y="9.675cm">
            <draw:object draw:notify-on-update-of-ranges="Sheet1.A28:Sheet1.A30 Sheet1.B27:Sheet1.B27 Sheet1.B28:Sheet1.B30 Sheet1.C27:Sheet1.C27 Sheet1.C28:Sheet1.C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1.825cm" svg:y="19.919cm">
            <draw:object draw:notify-on-update-of-ranges="Sheet1.A47:Sheet1.A50 Sheet1.B46:Sheet1.B46 Sheet1.B47:Sheet1.B50 Sheet1.C46:Sheet1.C46 Sheet1.C47:Sheet1.C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.939cm" svg:y="25.586cm">
            <draw:object draw:notify-on-update-of-ranges="Sheet1.A67:Sheet1.A69 Sheet1.B66:Sheet1.B66 Sheet1.B67:Sheet1.B69 Sheet1.C66:Sheet1.C66 Sheet1.C67:Sheet1.C6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19cm" svg:y="24.316cm">
            <draw:object draw:notify-on-update-of-ranges="Sheet1.A84:Sheet1.A84 Sheet1.A85:Sheet1.A87 Sheet1.B84:Sheet1.B84 Sheet1.B85:Sheet1.B87 Sheet1.C84:Sheet1.C84 Sheet1.C85:Sheet1.C87 Sheet1.D84:Sheet1.D84 Sheet1.D85:Sheet1.D87 Sheet1.E84:Sheet1.E84 Sheet1.E85:Sheet1.E8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5.999cm" svg:height="8.999cm" svg:x="13.478cm" svg:y="30.141cm">
            <draw:object draw:notify-on-update-of-ranges="Sheet1.A85:Sheet1.A87 Sheet1.F84:Sheet1.F84 Sheet1.F85:Sheet1.F87 Sheet1.G84:Sheet1.G84 Sheet1.G85:Sheet1.G87 Sheet1.H84:Sheet1.H84 Sheet1.H85:Sheet1.H87 Sheet1.I84:Sheet1.I84 Sheet1.I85:Sheet1.I8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6" draw:style-name="gr1" draw:text-style-name="P1" svg:width="15.999cm" svg:height="8.999cm" svg:x="0cm" svg:y="28.386cm">
            <draw:object draw:notify-on-update-of-ranges="Sheet1.A91:Sheet1.A91 Sheet1.A92:Sheet1.A96 Sheet1.B91:Sheet1.B91 Sheet1.B92:Sheet1.B96 Sheet1.C91:Sheet1.C91 Sheet1.C92:Sheet1.C96 Sheet1.D91:Sheet1.D91 Sheet1.D92:Sheet1.D96 Sheet1.E91:Sheet1.E91 Sheet1.E92:Sheet1.E9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15.999cm" svg:height="8.999cm" svg:x="9.078cm" svg:y="30.683cm">
            <draw:object draw:notify-on-update-of-ranges="Sheet1.A91:Sheet1.A91 Sheet1.A92:Sheet1.A96 Sheet1.F91:Sheet1.F91 Sheet1.F92:Sheet1.F96 Sheet1.G91:Sheet1.G91 Sheet1.G92:Sheet1.G96 Sheet1.H91:Sheet1.H91 Sheet1.H92:Sheet1.H96 Sheet1.I91:Sheet1.I91 Sheet1.I92:Sheet1.I9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15.999cm" svg:height="8.999cm" svg:x="0cm" svg:y="31.583cm">
            <draw:object draw:notify-on-update-of-ranges="Sheet1.A100:Sheet1.A100 Sheet1.A101:Sheet1.A104 Sheet1.B100:Sheet1.B100 Sheet1.B101:Sheet1.B104 Sheet1.C100:Sheet1.C100 Sheet1.C101:Sheet1.C104 Sheet1.D100:Sheet1.D100 Sheet1.D101:Sheet1.D104 Sheet1.E100:Sheet1.E100 Sheet1.E101:Sheet1.E10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15.999cm" svg:height="8.999cm" svg:x="5.145cm" svg:y="34.069cm">
            <draw:object draw:notify-on-update-of-ranges="Sheet1.A100:Sheet1.A100 Sheet1.A101:Sheet1.A104 Sheet1.F100:Sheet1.F100 Sheet1.F101:Sheet1.F104 Sheet1.G100:Sheet1.G100 Sheet1.G101:Sheet1.G104 Sheet1.H100:Sheet1.H100 Sheet1.H101:Sheet1.H104 Sheet1.I100:Sheet1.I100 Sheet1.I101:Sheet1.I10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0" draw:style-name="gr1" draw:text-style-name="P1" svg:width="15.999cm" svg:height="8.999cm" svg:x="0cm" svg:y="37.361cm">
            <draw:object draw:notify-on-update-of-ranges="Sheet1.A107:Sheet1.A107 Sheet1.A108:Sheet1.A110 Sheet1.B107:Sheet1.B107 Sheet1.B108:Sheet1.B110 Sheet1.C107:Sheet1.C107 Sheet1.C108:Sheet1.C110 Sheet1.D107:Sheet1.D107 Sheet1.D108:Sheet1.D110 Sheet1.E107:Sheet1.E107 Sheet1.E108:Sheet1.E110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15.999cm" svg:height="8.999cm" svg:x="16.45cm" svg:y="44.37cm">
            <draw:object draw:notify-on-update-of-ranges="Sheet1.A108:Sheet1.A110 Sheet1.F107:Sheet1.F107 Sheet1.F108:Sheet1.F110 Sheet1.G107:Sheet1.G107 Sheet1.G108:Sheet1.G110 Sheet1.H107:Sheet1.H107 Sheet1.H108:Sheet1.H110 Sheet1.I107:Sheet1.I107 Sheet1.I108:Sheet1.I110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 table:number-columns-repeated="6"/>
        </table:table-row>
        <table:table-row table:style-name="ro3">
          <table:table-cell office:value-type="float" office:value="20">
            <text:p>20</text:p>
          </table:table-cell>
          <table:table-cell table:style-name="ce1" office:value-type="float" office:value="0.000049">
            <text:p>4,90E-005</text:p>
          </table:table-cell>
          <table:table-cell office:value-type="float" office:value="0.001014">
            <text:p>0,001014</text:p>
          </table:table-cell>
          <table:table-cell table:number-columns-repeated="6"/>
        </table:table-row>
        <table:table-row table:style-name="ro3">
          <table:table-cell office:value-type="float" office:value="30">
            <text:p>30</text:p>
          </table:table-cell>
          <table:table-cell table:style-name="ce1" office:value-type="float" office:value="0.004851">
            <text:p>4,85E-003</text:p>
          </table:table-cell>
          <table:table-cell office:value-type="float" office:value="0.006331">
            <text:p>0,006331</text:p>
          </table:table-cell>
          <table:table-cell table:number-columns-repeated="6"/>
        </table:table-row>
        <table:table-row table:style-name="ro3">
          <table:table-cell office:value-type="float" office:value="40">
            <text:p>40</text:p>
          </table:table-cell>
          <table:table-cell table:style-name="ce1" office:value-type="float" office:value="0.141044">
            <text:p>1,41E-001</text:p>
          </table:table-cell>
          <table:table-cell office:value-type="float" office:value="0.160664">
            <text:p>0,160664</text:p>
          </table:table-cell>
          <table:table-cell table:number-columns-repeated="6"/>
        </table:table-row>
        <table:table-row table:style-name="ro3">
          <table:table-cell office:value-type="float" office:value="47">
            <text:p>47</text:p>
          </table:table-cell>
          <table:table-cell table:style-name="ce1" office:value-type="float" office:value="3.87">
            <text:p>3,87E+000</text:p>
          </table:table-cell>
          <table:table-cell office:value-type="float" office:value="4.175976">
            <text:p>4,175976</text:p>
          </table:table-cell>
          <table:table-cell table:number-columns-repeated="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6.269212">
            <text:p>16,269212</text:p>
          </table:table-cell>
          <table:table-cell office:value-type="float" office:value="18.051735">
            <text:p>18,051735</text:p>
          </table:table-cell>
          <table:table-cell table:style-name="ce1"/>
          <table:table-cell table:number-columns-repeated="5"/>
        </table:table-row>
        <table:table-row table:style-name="ro3" table:number-rows-repeated="6">
          <table:table-cell table:number-columns-repeated="9"/>
        </table:table-row>
        <table:table-row table:style-name="ro1" table:number-rows-repeated="12">
          <table:table-cell table:number-columns-repeated="9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 table:number-columns-repeated="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72">
            <text:p>0,72</text:p>
          </table:table-cell>
          <table:table-cell office:value-type="float" office:value="0.12">
            <text:p>0,12</text:p>
          </table:table-cell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.5">
            <text:p>11,5</text:p>
          </table:table-cell>
          <table:table-cell office:value-type="float" office:value="1.05">
            <text:p>1,05</text:p>
          </table:table-cell>
          <table:table-cell table:number-columns-repeated="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07">
            <text:p>107</text:p>
          </table:table-cell>
          <table:table-cell office:value-type="float" office:value="10.77">
            <text:p>10,77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1" table:number-rows-repeated="14">
          <table:table-cell table:number-columns-repeated="9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 table:number-columns-repeated="6"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002505">
            <text:p>2,51E-003</text:p>
          </table:table-cell>
          <table:table-cell office:value-type="float" office:value="0.03">
            <text:p>0,03</text:p>
          </table:table-cell>
          <table:table-cell table:number-columns-repeated="6"/>
        </table:table-row>
        <table:table-row table:style-name="ro3">
          <table:table-cell office:value-type="float" office:value="1024">
            <text:p>1024</text:p>
          </table:table-cell>
          <table:table-cell table:style-name="ce1" office:value-type="float" office:value="0.009059">
            <text:p>9,06E-003</text:p>
          </table:table-cell>
          <table:table-cell office:value-type="float" office:value="0.05">
            <text:p>0,05</text:p>
          </table:table-cell>
          <table:table-cell table:number-columns-repeated="6"/>
        </table:table-row>
        <table:table-row table:style-name="ro3">
          <table:table-cell office:value-type="float" office:value="2048">
            <text:p>2048</text:p>
          </table:table-cell>
          <table:table-cell table:style-name="ce1" office:value-type="float" office:value="0.035569">
            <text:p>3,56E-002</text:p>
          </table:table-cell>
          <table:table-cell office:value-type="float" office:value="0.09">
            <text:p>0,09</text:p>
          </table:table-cell>
          <table:table-cell table:number-columns-repeated="6"/>
        </table:table-row>
        <table:table-row table:style-name="ro3">
          <table:table-cell office:value-type="float" office:value="4096">
            <text:p>4096</text:p>
          </table:table-cell>
          <table:table-cell table:style-name="ce1" office:value-type="float" office:value="0.121877">
            <text:p>1,22E-001</text:p>
          </table:table-cell>
          <table:table-cell office:value-type="float" office:value="0.11">
            <text:p>0,11</text:p>
          </table:table-cell>
          <table:table-cell table:number-columns-repeated="6"/>
        </table:table-row>
        <table:table-row table:style-name="ro1" table:number-rows-repeated="15">
          <table:table-cell table:number-columns-repeated="9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 table:number-columns-repeated="6"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230223">
            <text:p>2,30E-001</text:p>
          </table:table-cell>
          <table:table-cell office:value-type="float" office:value="0.05">
            <text:p>0,05</text:p>
          </table:table-cell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table:formula="of:=2-0.330756" office:value-type="float" office:value="1.669244">
            <text:p>1,669244</text:p>
          </table:table-cell>
          <table:table-cell office:value-type="float" office:value="0.3">
            <text:p>0,3</text:p>
          </table:table-cell>
          <table:table-cell table:number-columns-repeated="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.59312">
            <text:p>2,59312</text:p>
          </table:table-cell>
          <table:table-cell office:value-type="float" office:value="1.33">
            <text:p>1,33</text:p>
          </table:table-cell>
          <table:table-cell table:number-columns-repeated="6"/>
        </table:table-row>
        <table:table-row table:style-name="ro3" table:number-rows-repeated="13">
          <table:table-cell table:number-columns-repeated="9"/>
        </table:table-row>
        <table:table-row table:style-name="ro2">
          <table:table-cell/>
          <table:table-cell office:value-type="string">
            <text:p>matmul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359562">
            <text:p>3,60E-001</text:p>
          </table:table-cell>
          <table:table-cell table:style-name="ce1" office:value-type="float" office:value="0.706367">
            <text:p>7,06E-001</text:p>
          </table:table-cell>
          <table:table-cell table:formula="of:=1 - 0.0699" office:value-type="float" office:value="0.9301">
            <text:p>0,9301</text:p>
          </table:table-cell>
          <table:table-cell table:formula="of:=2-0.351835" office:value-type="float" office:value="1.648165">
            <text:p>1,648165</text:p>
          </table:table-cell>
          <table:table-cell office:value-type="float" office:value="0.12">
            <text:p>0,12</text:p>
          </table:table-cell>
          <table:table-cell office:value-type="float" office:value="0.11">
            <text:p>0,11</text:p>
          </table:table-cell>
          <table:table-cell office:value-type="float" office:value="0.13">
            <text:p>0,13</text:p>
          </table:table-cell>
          <table:table-cell office:value-type="float" office:value="0.12">
            <text:p>0,12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table:formula="of:=10-0.023542" office:value-type="float" office:value="9.976458">
            <text:p>9,976458</text:p>
          </table:table-cell>
          <table:table-cell table:formula="of:=10-0.27352" office:value-type="float" office:value="9.72648">
            <text:p>9,72648</text:p>
          </table:table-cell>
          <table:table-cell table:formula="of:=11-0.05417" office:value-type="float" office:value="10.94583">
            <text:p>10,94583</text:p>
          </table:table-cell>
          <table:table-cell table:formula="of:=15-0.032116" office:value-type="float" office:value="14.967884">
            <text:p>14,967884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table:formula="of:=93+0.008497" office:value-type="float" office:value="93.008497">
            <text:p>93,008497</text:p>
          </table:table-cell>
          <table:table-cell table:formula="of:=104-0.108004" office:value-type="float" office:value="103.891996">
            <text:p>103,891996</text:p>
          </table:table-cell>
          <table:table-cell table:formula="of:=99+0.27597" office:value-type="float" office:value="99.27597">
            <text:p>99,27597</text:p>
          </table:table-cell>
          <table:table-cell table:formula="of:=131-0.139339" office:value-type="float" office:value="130.860661">
            <text:p>130,860661</text:p>
          </table:table-cell>
          <table:table-cell office:value-type="float" office:value="10.14">
            <text:p>10,14</text:p>
          </table:table-cell>
          <table:table-cell office:value-type="float" office:value="10.34">
            <text:p>10,34</text:p>
          </table:table-cell>
          <table:table-cell office:value-type="float" office:value="10.19">
            <text:p>10,19</text:p>
          </table:table-cell>
          <table:table-cell office:value-type="float" office:value="9.93">
            <text:p>9,93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fib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51">
            <text:p>0,000051</text:p>
          </table:table-cell>
          <table:table-cell office:value-type="float" office:value="0.00006">
            <text:p>0,00006</text:p>
          </table:table-cell>
          <table:table-cell office:value-type="float" office:value="0.000061">
            <text:p>0,000061</text:p>
          </table:table-cell>
          <table:table-cell office:value-type="float" office:value="0.00006">
            <text:p>0,00006</text:p>
          </table:table-cell>
          <table:table-cell office:value-type="float" office:value="0.001706">
            <text:p>0,001706</text:p>
          </table:table-cell>
          <table:table-cell office:value-type="float" office:value="0.001342">
            <text:p>0,001342</text:p>
          </table:table-cell>
          <table:table-cell office:value-type="float" office:value="0.001149">
            <text:p>0,001149</text:p>
          </table:table-cell>
          <table:table-cell office:value-type="float" office:value="0.002283">
            <text:p>0,002283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6883">
            <text:p>0,006883</text:p>
          </table:table-cell>
          <table:table-cell office:value-type="float" office:value="0.004632">
            <text:p>0,004632</text:p>
          </table:table-cell>
          <table:table-cell office:value-type="float" office:value="0.005873">
            <text:p>0,005873</text:p>
          </table:table-cell>
          <table:table-cell office:value-type="float" office:value="0.00645">
            <text:p>0,00645</text:p>
          </table:table-cell>
          <table:table-cell office:value-type="float" office:value="0.004906">
            <text:p>0,004906</text:p>
          </table:table-cell>
          <table:table-cell office:value-type="float" office:value="0.006156">
            <text:p>0,006156</text:p>
          </table:table-cell>
          <table:table-cell office:value-type="float" office:value="0.007153">
            <text:p>0,007153</text:p>
          </table:table-cell>
          <table:table-cell office:value-type="float" office:value="0.005326">
            <text:p>0,005326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1-0.367358" office:value-type="float" office:value="0.632642">
            <text:p>0,632642</text:p>
          </table:table-cell>
          <table:table-cell office:value-type="float" office:value="0.32667">
            <text:p>0,32667</text:p>
          </table:table-cell>
          <table:table-cell office:value-type="float" office:value="0.187549">
            <text:p>0,187549</text:p>
          </table:table-cell>
          <table:table-cell office:value-type="float" office:value="0.134932">
            <text:p>0,134932</text:p>
          </table:table-cell>
          <table:table-cell office:value-type="float" office:value="0.157468">
            <text:p>0,157468</text:p>
          </table:table-cell>
          <table:table-cell office:value-type="float" office:value="0.1497">
            <text:p>0,1497</text:p>
          </table:table-cell>
          <table:table-cell office:value-type="float" office:value="0.155922">
            <text:p>0,155922</text:p>
          </table:table-cell>
          <table:table-cell office:value-type="float" office:value="0.155089">
            <text:p>0,15508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18+0.32228" office:value-type="float" office:value="18.32228">
            <text:p>18,32228</text:p>
          </table:table-cell>
          <table:table-cell table:formula="of:=9+0.387618" office:value-type="float" office:value="9.387618">
            <text:p>9,387618</text:p>
          </table:table-cell>
          <table:table-cell table:formula="of:=5+0.173672" office:value-type="float" office:value="5.173672">
            <text:p>5,173672</text:p>
          </table:table-cell>
          <table:table-cell table:formula="of:=4--0.265447" office:value-type="float" office:value="4.265447">
            <text:p>4,265447</text:p>
          </table:table-cell>
          <table:table-cell office:value-type="float" office:value="4.066603">
            <text:p>4,066603</text:p>
          </table:table-cell>
          <table:table-cell office:value-type="float" office:value="4.082334">
            <text:p>4,082334</text:p>
          </table:table-cell>
          <table:table-cell office:value-type="float" office:value="4.058628">
            <text:p>4,058628</text:p>
          </table:table-cell>
          <table:table-cell office:value-type="float" office:value="4.07348">
            <text:p>4,0734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78+0.21846" office:value-type="float" office:value="78.21846">
            <text:p>78,21846</text:p>
          </table:table-cell>
          <table:table-cell table:formula="of:=40-0.489591" office:value-type="float" office:value="39.510409">
            <text:p>39,510409</text:p>
          </table:table-cell>
          <table:table-cell table:formula="of:=22-0.285272" office:value-type="float" office:value="21.714728">
            <text:p>21,714728</text:p>
          </table:table-cell>
          <table:table-cell table:formula="of:=16+0.232751" office:value-type="float" office:value="16.232751">
            <text:p>16,232751</text:p>
          </table:table-cell>
          <table:table-cell office:value-type="float" office:value="17.043445">
            <text:p>17,043445</text:p>
          </table:table-cell>
          <table:table-cell office:value-type="float" office:value="18.097568">
            <text:p>18,097568</text:p>
          </table:table-cell>
          <table:table-cell office:value-type="float" office:value="17.276074">
            <text:p>17,276074</text:p>
          </table:table-cell>
          <table:table-cell office:value-type="float" office:value="17.109895">
            <text:p>17,109895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matvec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0.000611">
            <text:p>0,000611</text:p>
          </table:table-cell>
          <table:table-cell office:value-type="float" office:value="0.001288">
            <text:p>0,001288</text:p>
          </table:table-cell>
          <table:table-cell office:value-type="float" office:value="0.001977">
            <text:p>0,001977</text:p>
          </table:table-cell>
          <table:table-cell office:value-type="float" office:value="0.003092">
            <text:p>0,003092</text:p>
          </table:table-cell>
          <table:table-cell table:number-columns-repeated="3" office:value-type="float" office:value="0.03">
            <text:p>0,03</text:p>
          </table:table-cell>
          <table:table-cell office:value-type="float" office:value="0.05">
            <text:p>0,05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0.001899">
            <text:p>0,001899</text:p>
          </table:table-cell>
          <table:table-cell office:value-type="float" office:value="0.004946">
            <text:p>0,004946</text:p>
          </table:table-cell>
          <table:table-cell office:value-type="float" office:value="0.008804">
            <text:p>0,008804</text:p>
          </table:table-cell>
          <table:table-cell office:value-type="float" office:value="0.013116">
            <text:p>0,013116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03">
            <text:p>0,03</text:p>
          </table:table-cell>
          <table:table-cell office:value-type="float" office:value="0.04">
            <text:p>0,04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0.009967">
            <text:p>0,009967</text:p>
          </table:table-cell>
          <table:table-cell office:value-type="float" office:value="0.015998">
            <text:p>0,015998</text:p>
          </table:table-cell>
          <table:table-cell office:value-type="float" office:value="0.025273">
            <text:p>0,025273</text:p>
          </table:table-cell>
          <table:table-cell office:value-type="float" office:value="0.042149">
            <text:p>0,042149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.06">
            <text:p>0,06</text:p>
          </table:table-cell>
        </table:table-row>
        <table:table-row table:style-name="ro3">
          <table:table-cell office:value-type="float" office:value="4096">
            <text:p>4096</text:p>
          </table:table-cell>
          <table:table-cell table:formula="of:=1-0.955839" office:value-type="float" office:value="0.044161">
            <text:p>0,044161</text:p>
          </table:table-cell>
          <table:table-cell office:value-type="float" office:value="0.046997">
            <text:p>0,046997</text:p>
          </table:table-cell>
          <table:table-cell office:value-type="float" office:value="0.077883">
            <text:p>0,077883</text:p>
          </table:table-cell>
          <table:table-cell office:value-type="float" office:value="0.165917">
            <text:p>0,165917</text:p>
          </table:table-cell>
          <table:table-cell office:value-type="float" office:value="0.09">
            <text:p>0,09</text:p>
          </table:table-cell>
          <table:table-cell table:number-columns-repeated="3" office:value-type="float" office:value="0.08">
            <text:p>0,08</text:p>
          </table:table-cell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>
            <text:p>jacobi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table:formula="of:=1-0.339773" office:value-type="float" office:value="0.660227">
            <text:p>0,660227</text:p>
          </table:table-cell>
          <table:table-cell table:formula="of:=1-0.312793" office:value-type="float" office:value="0.687207">
            <text:p>0,687207</text:p>
          </table:table-cell>
          <table:table-cell table:formula="of:=1-0.344383" office:value-type="float" office:value="0.655617">
            <text:p>0,655617</text:p>
          </table:table-cell>
          <table:table-cell table:formula="of:=1-0.315322" office:value-type="float" office:value="0.684678">
            <text:p>0,684678</text:p>
          </table:table-cell>
          <table:table-cell table:number-columns-repeated="4" office:value-type="float" office:value="0.03">
            <text:p>0,03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table:formula="of:=1+0.627107" office:value-type="float" office:value="1.627107">
            <text:p>1,627107</text:p>
          </table:table-cell>
          <table:table-cell table:formula="of:=1+0.769797" office:value-type="float" office:value="1.769797">
            <text:p>1,769797</text:p>
          </table:table-cell>
          <table:table-cell table:formula="of:=1+0.666129" office:value-type="float" office:value="1.666129">
            <text:p>1,666129</text:p>
          </table:table-cell>
          <table:table-cell table:formula="of:=2-0.396461" office:value-type="float" office:value="1.603539">
            <text:p>1,603539</text:p>
          </table:table-cell>
          <table:table-cell table:number-columns-repeated="3" office:value-type="float" office:value="0.29">
            <text:p>0,29</text:p>
          </table:table-cell>
          <table:table-cell office:value-type="float" office:value="0.3">
            <text:p>0,3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table:formula="of:=4-0.192761" office:value-type="float" office:value="3.807239">
            <text:p>3,807239</text:p>
          </table:table-cell>
          <table:table-cell table:formula="of:=3+0.648752" office:value-type="float" office:value="3.648752">
            <text:p>3,648752</text:p>
          </table:table-cell>
          <table:table-cell table:formula="of:=4-0.098751" office:value-type="float" office:value="3.901249">
            <text:p>3,901249</text:p>
          </table:table-cell>
          <table:table-cell table:formula="of:=3+0.701473" office:value-type="float" office:value="3.701473">
            <text:p>3,701473</text:p>
          </table:table-cell>
          <table:table-cell table:number-columns-repeated="2" office:value-type="float" office:value="1.06">
            <text:p>1,06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</table:table-row>
        <table:table-row table:style-name="ro3" table:number-rows-repeated="104846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-00-0000</text:date>, <text:time style:data-style-name="N2" text:time-value="0000-00-00T16:04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00:07:39</meta:creation-date>
    <dc:date>2013-06-02T17:31:36</dc:date>
    <meta:editing-duration>PT2M51S</meta:editing-duration>
    <meta:editing-cycles>3</meta:editing-cycles>
    <meta:generator>LibreOffice/4.0.1.2$MacOSX_x86 LibreOffice_project/84102822e3d61eb989ddd325abf1ac077904985</meta:generator>
    <meta:document-statistic meta:table-count="1" meta:cell-count="22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9cm" svg:y="0.315cm" chart:style-name="ch2">
          <text:p>Computation of nth Fibonacci Number</text:p>
        </chart:title>
        <chart:legend chart:legend-position="end" svg:x="13.86cm" svg:y="3.956cm" style:legend-expansion="high" chart:style-name="ch3"/>
        <chart:plot-area chart:style-name="ch4" table:cell-range-address="Sheet1.A3:Sheet1.C8" chart:data-source-has-labels="both" svg:x="1.307cm" svg:y="1.64cm" svg:width="11.913cm" svg:height="6.223cm">
          <chartooo:coordinate-region svg:x="1.951cm" svg:y="1.837cm" svg:width="11.269cm" svg:height="5.383cm"/>
          <chart:axis chart:dimension="x" chart:name="primary-x" chart:style-name="ch5" chartooo:axis-type="auto">
            <chartooo:date-scale/>
            <chart:title svg:x="6.64cm" svg:y="8.043cm" chart:style-name="ch6">
              <text:p>Number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3:Sheet1.B3</svg:desc>
                </draw:g>
              </table:table-cell>
              <table:table-cell office:value-type="string">
                <text:p>Open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0.000049">
                <text:p>0.000049</text:p>
                <draw:g>
                  <svg:desc>Sheet1.B4:Sheet1.B8</svg:desc>
                </draw:g>
              </table:table-cell>
              <table:table-cell office:value-type="float" office:value="0.001014">
                <text:p>0.001014</text:p>
                <draw:g>
                  <svg:desc>Sheet1.C4:Sheet1.C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1044">
                <text:p>0.141044</text:p>
              </table:table-cell>
              <table:table-cell office:value-type="float" office:value="0.160664">
                <text:p>0.1606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7">
                <text:p>3.87</text:p>
              </table:table-cell>
              <table:table-cell office:value-type="float" office:value="4.175976">
                <text:p>4.1759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269212">
                <text:p>16.269212</text:p>
              </table:table-cell>
              <table:table-cell office:value-type="float" office:value="18.051735">
                <text:p>18.051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subtitle svg:x="6.625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84:Sheet1.E87" chart:data-source-has-labels="both" svg:x="1.307cm" svg:y="2.312cm" svg:width="11.82cm" svg:height="5.551cm">
          <chartooo:coordinate-region svg:x="2.158cm" svg:y="2.509cm" svg:width="10.969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85:Sheet1.A87"/>
          </chart:axis>
          <chart:axis chart:dimension="y" chart:name="primary-y" chart:style-name="ch8">
            <chart:title svg:x="0.451cm" svg:y="5.675cm" chart:style-name="ch9">
              <text:p>Time(s)</text:p>
            </chart:title>
            <chart:grid chart:style-name="ch10" chart:class="major"/>
          </chart:axis>
          <chart:series chart:style-name="ch11" chart:values-cell-range-address="Sheet1.B85:Sheet1.B87" chart:label-cell-address="Sheet1.B84:Sheet1.B84" chart:class="chart:bar">
            <chart:data-point chart:repeated="3"/>
          </chart:series>
          <chart:series chart:style-name="ch12" chart:values-cell-range-address="Sheet1.C85:Sheet1.C87" chart:label-cell-address="Sheet1.C84:Sheet1.C84" chart:class="chart:bar">
            <chart:data-point chart:repeated="3"/>
          </chart:series>
          <chart:series chart:style-name="ch13" chart:values-cell-range-address="Sheet1.D85:Sheet1.D87" chart:label-cell-address="Sheet1.D84:Sheet1.D84" chart:class="chart:bar">
            <chart:data-point chart:repeated="3"/>
          </chart:series>
          <chart:series chart:style-name="ch14" chart:values-cell-range-address="Sheet1.E85:Sheet1.E87" chart:label-cell-address="Sheet1.E84:Sheet1.E8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84:Sheet1.B84</svg:desc>
                </draw:g>
              </table:table-cell>
              <table:table-cell office:value-type="string">
                <text:p>2 threads</text:p>
                <draw:g>
                  <svg:desc>Sheet1.C84:Sheet1.C84</svg:desc>
                </draw:g>
              </table:table-cell>
              <table:table-cell office:value-type="string">
                <text:p>4 threads</text:p>
                <draw:g>
                  <svg:desc>Sheet1.D84:Sheet1.D84</svg:desc>
                </draw:g>
              </table:table-cell>
              <table:table-cell office:value-type="string">
                <text:p>8 threads</text:p>
                <draw:g>
                  <svg:desc>Sheet1.E84:Sheet1.E84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85:Sheet1.A87</svg:desc>
                </draw:g>
              </table:table-cell>
              <table:table-cell office:value-type="float" office:value="0.359562">
                <text:p>0.359562</text:p>
                <draw:g>
                  <svg:desc>Sheet1.B85:Sheet1.B87</svg:desc>
                </draw:g>
              </table:table-cell>
              <table:table-cell office:value-type="float" office:value="0.706367">
                <text:p>0.706367</text:p>
                <draw:g>
                  <svg:desc>Sheet1.C85:Sheet1.C87</svg:desc>
                </draw:g>
              </table:table-cell>
              <table:table-cell office:value-type="float" office:value="0.9301">
                <text:p>0.9301</text:p>
                <draw:g>
                  <svg:desc>Sheet1.D85:Sheet1.D87</svg:desc>
                </draw:g>
              </table:table-cell>
              <table:table-cell office:value-type="float" office:value="1.648165">
                <text:p>1.648165</text:p>
                <draw:g>
                  <svg:desc>Sheet1.E85:Sheet1.E87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976458">
                <text:p>9.976458</text:p>
              </table:table-cell>
              <table:table-cell office:value-type="float" office:value="9.72648">
                <text:p>9.72648</text:p>
              </table:table-cell>
              <table:table-cell office:value-type="float" office:value="10.94583">
                <text:p>10.94583</text:p>
              </table:table-cell>
              <table:table-cell office:value-type="float" office:value="14.967884">
                <text:p>14.9678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3.008497">
                <text:p>93.008497</text:p>
              </table:table-cell>
              <table:table-cell office:value-type="float" office:value="103.891996">
                <text:p>103.891996</text:p>
              </table:table-cell>
              <table:table-cell office:value-type="float" office:value="99.27597">
                <text:p>99.27597</text:p>
              </table:table-cell>
              <table:table-cell office:value-type="float" office:value="130.860661">
                <text:p>130.8606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85:Sheet1.A87 Sheet1.F84:Sheet1.I87" chart:data-source-has-labels="both" svg:x="1.307cm" svg:y="2.312cm" svg:width="11.82cm" svg:height="5.551cm">
          <chartooo:coordinate-region svg:x="1.951cm" svg:y="2.509cm" svg:width="11.176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85:Sheet1.A87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85:Sheet1.F87" chart:label-cell-address="Sheet1.F84:Sheet1.F84" chart:class="chart:bar">
            <chart:data-point chart:repeated="3"/>
          </chart:series>
          <chart:series chart:style-name="ch12" chart:values-cell-range-address="Sheet1.G85:Sheet1.G87" chart:label-cell-address="Sheet1.G84:Sheet1.G84" chart:class="chart:bar">
            <chart:data-point chart:repeated="3"/>
          </chart:series>
          <chart:series chart:style-name="ch13" chart:values-cell-range-address="Sheet1.H85:Sheet1.H87" chart:label-cell-address="Sheet1.H84:Sheet1.H84" chart:class="chart:bar">
            <chart:data-point chart:repeated="3"/>
          </chart:series>
          <chart:series chart:style-name="ch14" chart:values-cell-range-address="Sheet1.I85:Sheet1.I87" chart:label-cell-address="Sheet1.I84:Sheet1.I8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84:Sheet1.F84</svg:desc>
                </draw:g>
              </table:table-cell>
              <table:table-cell office:value-type="string">
                <text:p>2 threads</text:p>
                <draw:g>
                  <svg:desc>Sheet1.G84:Sheet1.G84</svg:desc>
                </draw:g>
              </table:table-cell>
              <table:table-cell office:value-type="string">
                <text:p>4 threads</text:p>
                <draw:g>
                  <svg:desc>Sheet1.H84:Sheet1.H84</svg:desc>
                </draw:g>
              </table:table-cell>
              <table:table-cell office:value-type="string">
                <text:p>8 threads</text:p>
                <draw:g>
                  <svg:desc>Sheet1.I84:Sheet1.I84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85:Sheet1.A87</svg:desc>
                </draw:g>
              </table:table-cell>
              <table:table-cell office:value-type="float" office:value="0.12">
                <text:p>0.12</text:p>
                <draw:g>
                  <svg:desc>Sheet1.F85:Sheet1.F87</svg:desc>
                </draw:g>
              </table:table-cell>
              <table:table-cell office:value-type="float" office:value="0.11">
                <text:p>0.11</text:p>
                <draw:g>
                  <svg:desc>Sheet1.G85:Sheet1.G87</svg:desc>
                </draw:g>
              </table:table-cell>
              <table:table-cell office:value-type="float" office:value="0.13">
                <text:p>0.13</text:p>
                <draw:g>
                  <svg:desc>Sheet1.H85:Sheet1.H87</svg:desc>
                </draw:g>
              </table:table-cell>
              <table:table-cell office:value-type="float" office:value="0.12">
                <text:p>0.12</text:p>
                <draw:g>
                  <svg:desc>Sheet1.I85:Sheet1.I87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.14">
                <text:p>10.14</text:p>
              </table:table-cell>
              <table:table-cell office:value-type="float" office:value="10.34">
                <text:p>10.34</text:p>
              </table:table-cell>
              <table:table-cell office:value-type="float" office:value="10.19">
                <text:p>10.19</text:p>
              </table:table-cell>
              <table:table-cell office:value-type="float" office:value="9.93">
                <text:p>9.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85:Sheet1.A87 Sheet1.F84:Sheet1.I87" chart:data-source-has-labels="both" svg:x="1.307cm" svg:y="2.312cm" svg:width="11.82cm" svg:height="5.551cm">
          <chartooo:coordinate-region svg:x="1.951cm" svg:y="2.509cm" svg:width="11.176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85:Sheet1.A87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85:Sheet1.F87" chart:label-cell-address="Sheet1.F84:Sheet1.F84" chart:class="chart:bar">
            <chart:data-point chart:repeated="3"/>
          </chart:series>
          <chart:series chart:style-name="ch12" chart:values-cell-range-address="Sheet1.G85:Sheet1.G87" chart:label-cell-address="Sheet1.G84:Sheet1.G84" chart:class="chart:bar">
            <chart:data-point chart:repeated="3"/>
          </chart:series>
          <chart:series chart:style-name="ch13" chart:values-cell-range-address="Sheet1.H85:Sheet1.H87" chart:label-cell-address="Sheet1.H84:Sheet1.H84" chart:class="chart:bar">
            <chart:data-point chart:repeated="3"/>
          </chart:series>
          <chart:series chart:style-name="ch14" chart:values-cell-range-address="Sheet1.I85:Sheet1.I87" chart:label-cell-address="Sheet1.I84:Sheet1.I8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84:Sheet1.F84</svg:desc>
                </draw:g>
              </table:table-cell>
              <table:table-cell office:value-type="string">
                <text:p>2 threads</text:p>
                <draw:g>
                  <svg:desc>Sheet1.G84:Sheet1.G84</svg:desc>
                </draw:g>
              </table:table-cell>
              <table:table-cell office:value-type="string">
                <text:p>4 threads</text:p>
                <draw:g>
                  <svg:desc>Sheet1.H84:Sheet1.H84</svg:desc>
                </draw:g>
              </table:table-cell>
              <table:table-cell office:value-type="string">
                <text:p>8 threads</text:p>
                <draw:g>
                  <svg:desc>Sheet1.I84:Sheet1.I84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85:Sheet1.A87</svg:desc>
                </draw:g>
              </table:table-cell>
              <table:table-cell office:value-type="float" office:value="0.12">
                <text:p>0.12</text:p>
                <draw:g>
                  <svg:desc>Sheet1.F85:Sheet1.F87</svg:desc>
                </draw:g>
              </table:table-cell>
              <table:table-cell office:value-type="float" office:value="0.11">
                <text:p>0.11</text:p>
                <draw:g>
                  <svg:desc>Sheet1.G85:Sheet1.G87</svg:desc>
                </draw:g>
              </table:table-cell>
              <table:table-cell office:value-type="float" office:value="0.13">
                <text:p>0.13</text:p>
                <draw:g>
                  <svg:desc>Sheet1.H85:Sheet1.H87</svg:desc>
                </draw:g>
              </table:table-cell>
              <table:table-cell office:value-type="float" office:value="0.12">
                <text:p>0.12</text:p>
                <draw:g>
                  <svg:desc>Sheet1.I85:Sheet1.I87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.14">
                <text:p>10.14</text:p>
              </table:table-cell>
              <table:table-cell office:value-type="float" office:value="10.34">
                <text:p>10.34</text:p>
              </table:table-cell>
              <table:table-cell office:value-type="float" office:value="10.19">
                <text:p>10.19</text:p>
              </table:table-cell>
              <table:table-cell office:value-type="float" office:value="9.93">
                <text:p>9.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3cm" svg:y="0.315cm" chart:style-name="ch2">
          <text:p>Computation of the nth Fibonacci number</text:p>
        </chart:title>
        <chart:subtitle svg:x="6.614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91:Sheet1.E96" chart:data-source-has-labels="both" svg:x="1.307cm" svg:y="2.312cm" svg:width="11.82cm" svg:height="5.551cm">
          <chartooo:coordinate-region svg:x="1.951cm" svg:y="2.509cm" svg:width="11.176cm" svg:height="4.711cm"/>
          <chart:axis chart:dimension="x" chart:name="primary-x" chart:style-name="ch6" chartooo:axis-type="auto">
            <chartooo:date-scale/>
            <chart:title svg:x="6.594cm" svg:y="8.043cm" chart:style-name="ch7">
              <text:p>Number</text:p>
            </chart:title>
            <chart:categories table:cell-range-address="Sheet1.A92:Sheet1.A96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B92:Sheet1.B96" chart:label-cell-address="Sheet1.B91:Sheet1.B91" chart:class="chart:bar">
            <chart:data-point chart:repeated="5"/>
          </chart:series>
          <chart:series chart:style-name="ch12" chart:values-cell-range-address="Sheet1.C92:Sheet1.C96" chart:label-cell-address="Sheet1.C91:Sheet1.C91" chart:class="chart:bar">
            <chart:data-point chart:repeated="5"/>
          </chart:series>
          <chart:series chart:style-name="ch13" chart:values-cell-range-address="Sheet1.D92:Sheet1.D96" chart:label-cell-address="Sheet1.D91:Sheet1.D91" chart:class="chart:bar">
            <chart:data-point chart:repeated="5"/>
          </chart:series>
          <chart:series chart:style-name="ch14" chart:values-cell-range-address="Sheet1.E92:Sheet1.E96" chart:label-cell-address="Sheet1.E91:Sheet1.E9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91:Sheet1.B91</svg:desc>
                </draw:g>
              </table:table-cell>
              <table:table-cell office:value-type="string">
                <text:p>2 threads</text:p>
                <draw:g>
                  <svg:desc>Sheet1.C91:Sheet1.C91</svg:desc>
                </draw:g>
              </table:table-cell>
              <table:table-cell office:value-type="string">
                <text:p>4 threads</text:p>
                <draw:g>
                  <svg:desc>Sheet1.D91:Sheet1.D91</svg:desc>
                </draw:g>
              </table:table-cell>
              <table:table-cell office:value-type="string">
                <text:p>8 threads</text:p>
                <draw:g>
                  <svg:desc>Sheet1.E91:Sheet1.E9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92:Sheet1.A96</svg:desc>
                </draw:g>
              </table:table-cell>
              <table:table-cell office:value-type="float" office:value="0.000051">
                <text:p>0.000051</text:p>
                <draw:g>
                  <svg:desc>Sheet1.B92:Sheet1.B96</svg:desc>
                </draw:g>
              </table:table-cell>
              <table:table-cell office:value-type="float" office:value="0.00006">
                <text:p>0.00006</text:p>
                <draw:g>
                  <svg:desc>Sheet1.C92:Sheet1.C96</svg:desc>
                </draw:g>
              </table:table-cell>
              <table:table-cell office:value-type="float" office:value="0.000061">
                <text:p>0.000061</text:p>
                <draw:g>
                  <svg:desc>Sheet1.D92:Sheet1.D96</svg:desc>
                </draw:g>
              </table:table-cell>
              <table:table-cell office:value-type="float" office:value="0.00006">
                <text:p>0.00006</text:p>
                <draw:g>
                  <svg:desc>Sheet1.E92:Sheet1.E9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883">
                <text:p>0.006883</text:p>
              </table:table-cell>
              <table:table-cell office:value-type="float" office:value="0.004632">
                <text:p>0.004632</text:p>
              </table:table-cell>
              <table:table-cell office:value-type="float" office:value="0.005873">
                <text:p>0.005873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32642">
                <text:p>0.632642</text:p>
              </table:table-cell>
              <table:table-cell office:value-type="float" office:value="0.32667">
                <text:p>0.32667</text:p>
              </table:table-cell>
              <table:table-cell office:value-type="float" office:value="0.187549">
                <text:p>0.187549</text:p>
              </table:table-cell>
              <table:table-cell office:value-type="float" office:value="0.134932">
                <text:p>0.1349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8.32228">
                <text:p>18.32228</text:p>
              </table:table-cell>
              <table:table-cell office:value-type="float" office:value="9.387618">
                <text:p>9.387618</text:p>
              </table:table-cell>
              <table:table-cell office:value-type="float" office:value="5.173672">
                <text:p>5.173672</text:p>
              </table:table-cell>
              <table:table-cell office:value-type="float" office:value="4.265447">
                <text:p>4.265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.21846">
                <text:p>78.21846</text:p>
              </table:table-cell>
              <table:table-cell office:value-type="float" office:value="39.510409">
                <text:p>39.510409</text:p>
              </table:table-cell>
              <table:table-cell office:value-type="float" office:value="21.714728">
                <text:p>21.714728</text:p>
              </table:table-cell>
              <table:table-cell office:value-type="float" office:value="16.232751">
                <text:p>16.2327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3cm" svg:y="0.315cm" chart:style-name="ch2">
          <text:p>Computation of the nth Fibonacci number</text:p>
        </chart:title>
        <chart:subtitle svg:x="6.614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92:Sheet1.E96 Sheet1.B91:Sheet1.E91" chart:data-source-has-labels="both" svg:x="1.307cm" svg:y="2.312cm" svg:width="11.82cm" svg:height="5.551cm">
          <chartooo:coordinate-region svg:x="1.951cm" svg:y="2.509cm" svg:width="11.176cm" svg:height="4.711cm"/>
          <chart:axis chart:dimension="x" chart:name="primary-x" chart:style-name="ch6" chartooo:axis-type="auto">
            <chartooo:date-scale/>
            <chart:title svg:x="6.594cm" svg:y="8.043cm" chart:style-name="ch7">
              <text:p>Number</text:p>
            </chart:title>
            <chart:categories table:cell-range-address="Sheet1.A92:Sheet1.A96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B92:Sheet1.B96" chart:label-cell-address="Sheet1.B91:Sheet1.B91" chart:class="chart:bar">
            <chart:data-point chart:repeated="5"/>
          </chart:series>
          <chart:series chart:style-name="ch12" chart:values-cell-range-address="Sheet1.C92:Sheet1.C96" chart:label-cell-address="Sheet1.C91:Sheet1.C91" chart:class="chart:bar">
            <chart:data-point chart:repeated="5"/>
          </chart:series>
          <chart:series chart:style-name="ch13" chart:values-cell-range-address="Sheet1.D92:Sheet1.D96" chart:label-cell-address="Sheet1.D91:Sheet1.D91" chart:class="chart:bar">
            <chart:data-point chart:repeated="5"/>
          </chart:series>
          <chart:series chart:style-name="ch14" chart:values-cell-range-address="Sheet1.E92:Sheet1.E96" chart:label-cell-address="Sheet1.E91:Sheet1.E9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91:Sheet1.B91</svg:desc>
                </draw:g>
              </table:table-cell>
              <table:table-cell office:value-type="string">
                <text:p>2 threads</text:p>
                <draw:g>
                  <svg:desc>Sheet1.C91:Sheet1.C91</svg:desc>
                </draw:g>
              </table:table-cell>
              <table:table-cell office:value-type="string">
                <text:p>4 threads</text:p>
                <draw:g>
                  <svg:desc>Sheet1.D91:Sheet1.D91</svg:desc>
                </draw:g>
              </table:table-cell>
              <table:table-cell office:value-type="string">
                <text:p>8 threads</text:p>
                <draw:g>
                  <svg:desc>Sheet1.E91:Sheet1.E9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92:Sheet1.A96</svg:desc>
                </draw:g>
              </table:table-cell>
              <table:table-cell office:value-type="float" office:value="0.000051">
                <text:p>0.000051</text:p>
                <draw:g>
                  <svg:desc>Sheet1.B92:Sheet1.B96</svg:desc>
                </draw:g>
              </table:table-cell>
              <table:table-cell office:value-type="float" office:value="0.00006">
                <text:p>0.00006</text:p>
                <draw:g>
                  <svg:desc>Sheet1.C92:Sheet1.C96</svg:desc>
                </draw:g>
              </table:table-cell>
              <table:table-cell office:value-type="float" office:value="0.000061">
                <text:p>0.000061</text:p>
                <draw:g>
                  <svg:desc>Sheet1.D92:Sheet1.D96</svg:desc>
                </draw:g>
              </table:table-cell>
              <table:table-cell office:value-type="float" office:value="0.00006">
                <text:p>0.00006</text:p>
                <draw:g>
                  <svg:desc>Sheet1.E92:Sheet1.E9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883">
                <text:p>0.006883</text:p>
              </table:table-cell>
              <table:table-cell office:value-type="float" office:value="0.004632">
                <text:p>0.004632</text:p>
              </table:table-cell>
              <table:table-cell office:value-type="float" office:value="0.005873">
                <text:p>0.005873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32642">
                <text:p>0.632642</text:p>
              </table:table-cell>
              <table:table-cell office:value-type="float" office:value="0.32667">
                <text:p>0.32667</text:p>
              </table:table-cell>
              <table:table-cell office:value-type="float" office:value="0.187549">
                <text:p>0.187549</text:p>
              </table:table-cell>
              <table:table-cell office:value-type="float" office:value="0.134932">
                <text:p>0.1349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8.32228">
                <text:p>18.32228</text:p>
              </table:table-cell>
              <table:table-cell office:value-type="float" office:value="9.387618">
                <text:p>9.387618</text:p>
              </table:table-cell>
              <table:table-cell office:value-type="float" office:value="5.173672">
                <text:p>5.173672</text:p>
              </table:table-cell>
              <table:table-cell office:value-type="float" office:value="4.265447">
                <text:p>4.265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.21846">
                <text:p>78.21846</text:p>
              </table:table-cell>
              <table:table-cell office:value-type="float" office:value="39.510409">
                <text:p>39.510409</text:p>
              </table:table-cell>
              <table:table-cell office:value-type="float" office:value="21.714728">
                <text:p>21.714728</text:p>
              </table:table-cell>
              <table:table-cell office:value-type="float" office:value="16.232751">
                <text:p>16.23275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3cm" svg:y="0.315cm" chart:style-name="ch2">
          <text:p>Computation of the nth Fibonacci number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91:Sheet1.A96 Sheet1.F91:Sheet1.I96" chart:data-source-has-labels="both" svg:x="1.307cm" svg:y="2.312cm" svg:width="11.82cm" svg:height="5.551cm">
          <chartooo:coordinate-region svg:x="1.951cm" svg:y="2.509cm" svg:width="11.176cm" svg:height="4.711cm"/>
          <chart:axis chart:dimension="x" chart:name="primary-x" chart:style-name="ch6" chartooo:axis-type="auto">
            <chartooo:date-scale/>
            <chart:title svg:x="6.594cm" svg:y="8.043cm" chart:style-name="ch7">
              <text:p>Number</text:p>
            </chart:title>
            <chart:categories table:cell-range-address="Sheet1.A92:Sheet1.A96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92:Sheet1.F96" chart:label-cell-address="Sheet1.F91:Sheet1.F91" chart:class="chart:bar">
            <chart:data-point chart:repeated="5"/>
          </chart:series>
          <chart:series chart:style-name="ch12" chart:values-cell-range-address="Sheet1.G92:Sheet1.G96" chart:label-cell-address="Sheet1.G91:Sheet1.G91" chart:class="chart:bar">
            <chart:data-point chart:repeated="5"/>
          </chart:series>
          <chart:series chart:style-name="ch13" chart:values-cell-range-address="Sheet1.H92:Sheet1.H96" chart:label-cell-address="Sheet1.H91:Sheet1.H91" chart:class="chart:bar">
            <chart:data-point chart:repeated="5"/>
          </chart:series>
          <chart:series chart:style-name="ch14" chart:values-cell-range-address="Sheet1.I92:Sheet1.I96" chart:label-cell-address="Sheet1.I91:Sheet1.I9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91:Sheet1.F91</svg:desc>
                </draw:g>
              </table:table-cell>
              <table:table-cell office:value-type="string">
                <text:p>2 threads</text:p>
                <draw:g>
                  <svg:desc>Sheet1.G91:Sheet1.G91</svg:desc>
                </draw:g>
              </table:table-cell>
              <table:table-cell office:value-type="string">
                <text:p>4 threads</text:p>
                <draw:g>
                  <svg:desc>Sheet1.H91:Sheet1.H91</svg:desc>
                </draw:g>
              </table:table-cell>
              <table:table-cell office:value-type="string">
                <text:p>8 threads</text:p>
                <draw:g>
                  <svg:desc>Sheet1.I91:Sheet1.I9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92:Sheet1.A96</svg:desc>
                </draw:g>
              </table:table-cell>
              <table:table-cell office:value-type="float" office:value="0.001706">
                <text:p>0.001706</text:p>
                <draw:g>
                  <svg:desc>Sheet1.F92:Sheet1.F96</svg:desc>
                </draw:g>
              </table:table-cell>
              <table:table-cell office:value-type="float" office:value="0.001342">
                <text:p>0.001342</text:p>
                <draw:g>
                  <svg:desc>Sheet1.G92:Sheet1.G96</svg:desc>
                </draw:g>
              </table:table-cell>
              <table:table-cell office:value-type="float" office:value="0.001149">
                <text:p>0.001149</text:p>
                <draw:g>
                  <svg:desc>Sheet1.H92:Sheet1.H96</svg:desc>
                </draw:g>
              </table:table-cell>
              <table:table-cell office:value-type="float" office:value="0.002283">
                <text:p>0.002283</text:p>
                <draw:g>
                  <svg:desc>Sheet1.I92:Sheet1.I9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906">
                <text:p>0.004906</text:p>
              </table:table-cell>
              <table:table-cell office:value-type="float" office:value="0.006156">
                <text:p>0.006156</text:p>
              </table:table-cell>
              <table:table-cell office:value-type="float" office:value="0.007153">
                <text:p>0.00715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7468">
                <text:p>0.157468</text:p>
              </table:table-cell>
              <table:table-cell office:value-type="float" office:value="0.1497">
                <text:p>0.1497</text:p>
              </table:table-cell>
              <table:table-cell office:value-type="float" office:value="0.155922">
                <text:p>0.155922</text:p>
              </table:table-cell>
              <table:table-cell office:value-type="float" office:value="0.155089">
                <text:p>0.1550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.066603">
                <text:p>4.066603</text:p>
              </table:table-cell>
              <table:table-cell office:value-type="float" office:value="4.082334">
                <text:p>4.082334</text:p>
              </table:table-cell>
              <table:table-cell office:value-type="float" office:value="4.058628">
                <text:p>4.058628</text:p>
              </table:table-cell>
              <table:table-cell office:value-type="float" office:value="4.07348">
                <text:p>4.073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043445">
                <text:p>17.043445</text:p>
              </table:table-cell>
              <table:table-cell office:value-type="float" office:value="18.097568">
                <text:p>18.097568</text:p>
              </table:table-cell>
              <table:table-cell office:value-type="float" office:value="17.276074">
                <text:p>17.276074</text:p>
              </table:table-cell>
              <table:table-cell office:value-type="float" office:value="17.109895">
                <text:p>17.10989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3cm" svg:y="0.315cm" chart:style-name="ch2">
          <text:p>Computation of the nth Fibonacci number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92:Sheet1.A96 Sheet1.F91:Sheet1.I96" chart:data-source-has-labels="both" svg:x="1.307cm" svg:y="2.312cm" svg:width="11.82cm" svg:height="5.551cm">
          <chartooo:coordinate-region svg:x="1.951cm" svg:y="2.509cm" svg:width="11.176cm" svg:height="4.711cm"/>
          <chart:axis chart:dimension="x" chart:name="primary-x" chart:style-name="ch6" chartooo:axis-type="auto">
            <chartooo:date-scale/>
            <chart:title svg:x="6.594cm" svg:y="8.043cm" chart:style-name="ch7">
              <text:p>Number</text:p>
            </chart:title>
            <chart:categories table:cell-range-address="Sheet1.A92:Sheet1.A96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92:Sheet1.F96" chart:label-cell-address="Sheet1.F91:Sheet1.F91" chart:class="chart:bar">
            <chart:data-point chart:repeated="5"/>
          </chart:series>
          <chart:series chart:style-name="ch12" chart:values-cell-range-address="Sheet1.G92:Sheet1.G96" chart:label-cell-address="Sheet1.G91:Sheet1.G91" chart:class="chart:bar">
            <chart:data-point chart:repeated="5"/>
          </chart:series>
          <chart:series chart:style-name="ch13" chart:values-cell-range-address="Sheet1.H92:Sheet1.H96" chart:label-cell-address="Sheet1.H91:Sheet1.H91" chart:class="chart:bar">
            <chart:data-point chart:repeated="5"/>
          </chart:series>
          <chart:series chart:style-name="ch14" chart:values-cell-range-address="Sheet1.I92:Sheet1.I96" chart:label-cell-address="Sheet1.I91:Sheet1.I9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91:Sheet1.F91</svg:desc>
                </draw:g>
              </table:table-cell>
              <table:table-cell office:value-type="string">
                <text:p>2 threads</text:p>
                <draw:g>
                  <svg:desc>Sheet1.G91:Sheet1.G91</svg:desc>
                </draw:g>
              </table:table-cell>
              <table:table-cell office:value-type="string">
                <text:p>4 threads</text:p>
                <draw:g>
                  <svg:desc>Sheet1.H91:Sheet1.H91</svg:desc>
                </draw:g>
              </table:table-cell>
              <table:table-cell office:value-type="string">
                <text:p>8 threads</text:p>
                <draw:g>
                  <svg:desc>Sheet1.I91:Sheet1.I9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92:Sheet1.A96</svg:desc>
                </draw:g>
              </table:table-cell>
              <table:table-cell office:value-type="float" office:value="0.001706">
                <text:p>0.001706</text:p>
                <draw:g>
                  <svg:desc>Sheet1.F92:Sheet1.F96</svg:desc>
                </draw:g>
              </table:table-cell>
              <table:table-cell office:value-type="float" office:value="0.001342">
                <text:p>0.001342</text:p>
                <draw:g>
                  <svg:desc>Sheet1.G92:Sheet1.G96</svg:desc>
                </draw:g>
              </table:table-cell>
              <table:table-cell office:value-type="float" office:value="0.001149">
                <text:p>0.001149</text:p>
                <draw:g>
                  <svg:desc>Sheet1.H92:Sheet1.H96</svg:desc>
                </draw:g>
              </table:table-cell>
              <table:table-cell office:value-type="float" office:value="0.002283">
                <text:p>0.002283</text:p>
                <draw:g>
                  <svg:desc>Sheet1.I92:Sheet1.I9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906">
                <text:p>0.004906</text:p>
              </table:table-cell>
              <table:table-cell office:value-type="float" office:value="0.006156">
                <text:p>0.006156</text:p>
              </table:table-cell>
              <table:table-cell office:value-type="float" office:value="0.007153">
                <text:p>0.007153</text:p>
              </table:table-cell>
              <table:table-cell office:value-type="float" office:value="0.005326">
                <text:p>0.005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7468">
                <text:p>0.157468</text:p>
              </table:table-cell>
              <table:table-cell office:value-type="float" office:value="0.1497">
                <text:p>0.1497</text:p>
              </table:table-cell>
              <table:table-cell office:value-type="float" office:value="0.155922">
                <text:p>0.155922</text:p>
              </table:table-cell>
              <table:table-cell office:value-type="float" office:value="0.155089">
                <text:p>0.1550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.066603">
                <text:p>4.066603</text:p>
              </table:table-cell>
              <table:table-cell office:value-type="float" office:value="4.082334">
                <text:p>4.082334</text:p>
              </table:table-cell>
              <table:table-cell office:value-type="float" office:value="4.058628">
                <text:p>4.058628</text:p>
              </table:table-cell>
              <table:table-cell office:value-type="float" office:value="4.07348">
                <text:p>4.073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043445">
                <text:p>17.043445</text:p>
              </table:table-cell>
              <table:table-cell office:value-type="float" office:value="18.097568">
                <text:p>18.097568</text:p>
              </table:table-cell>
              <table:table-cell office:value-type="float" office:value="17.276074">
                <text:p>17.276074</text:p>
              </table:table-cell>
              <table:table-cell office:value-type="float" office:value="17.109895">
                <text:p>17.1098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subtitle svg:x="6.625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100:Sheet1.E104" chart:data-source-has-labels="both" svg:x="1.307cm" svg:y="2.312cm" svg:width="11.82cm" svg:height="5.551cm">
          <chartooo:coordinate-region svg:x="2.251cm" svg:y="2.509cm" svg:width="10.876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101:Sheet1.A104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B101:Sheet1.B104" chart:label-cell-address="Sheet1.B100:Sheet1.B100" chart:class="chart:bar">
            <chart:data-point chart:repeated="4"/>
          </chart:series>
          <chart:series chart:style-name="ch12" chart:values-cell-range-address="Sheet1.C101:Sheet1.C104" chart:label-cell-address="Sheet1.C100:Sheet1.C100" chart:class="chart:bar">
            <chart:data-point chart:repeated="4"/>
          </chart:series>
          <chart:series chart:style-name="ch13" chart:values-cell-range-address="Sheet1.D101:Sheet1.D104" chart:label-cell-address="Sheet1.D100:Sheet1.D100" chart:class="chart:bar">
            <chart:data-point chart:repeated="4"/>
          </chart:series>
          <chart:series chart:style-name="ch14" chart:values-cell-range-address="Sheet1.E101:Sheet1.E104" chart:label-cell-address="Sheet1.E100:Sheet1.E10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100:Sheet1.B100</svg:desc>
                </draw:g>
              </table:table-cell>
              <table:table-cell office:value-type="string">
                <text:p>2 threads</text:p>
                <draw:g>
                  <svg:desc>Sheet1.C100:Sheet1.C100</svg:desc>
                </draw:g>
              </table:table-cell>
              <table:table-cell office:value-type="string">
                <text:p>4 threads</text:p>
                <draw:g>
                  <svg:desc>Sheet1.D100:Sheet1.D100</svg:desc>
                </draw:g>
              </table:table-cell>
              <table:table-cell office:value-type="string">
                <text:p>8 threads</text:p>
                <draw:g>
                  <svg:desc>Sheet1.E100:Sheet1.E100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1:Sheet1.A104</svg:desc>
                </draw:g>
              </table:table-cell>
              <table:table-cell office:value-type="float" office:value="0.000611">
                <text:p>0.000611</text:p>
                <draw:g>
                  <svg:desc>Sheet1.B101:Sheet1.B104</svg:desc>
                </draw:g>
              </table:table-cell>
              <table:table-cell office:value-type="float" office:value="0.001288">
                <text:p>0.001288</text:p>
                <draw:g>
                  <svg:desc>Sheet1.C101:Sheet1.C104</svg:desc>
                </draw:g>
              </table:table-cell>
              <table:table-cell office:value-type="float" office:value="0.001977">
                <text:p>0.001977</text:p>
                <draw:g>
                  <svg:desc>Sheet1.D101:Sheet1.D104</svg:desc>
                </draw:g>
              </table:table-cell>
              <table:table-cell office:value-type="float" office:value="0.003092">
                <text:p>0.003092</text:p>
                <draw:g>
                  <svg:desc>Sheet1.E101:Sheet1.E104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899">
                <text:p>0.001899</text:p>
              </table:table-cell>
              <table:table-cell office:value-type="float" office:value="0.004946">
                <text:p>0.004946</text:p>
              </table:table-cell>
              <table:table-cell office:value-type="float" office:value="0.008804">
                <text:p>0.008804</text:p>
              </table:table-cell>
              <table:table-cell office:value-type="float" office:value="0.013116">
                <text:p>0.01311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9967">
                <text:p>0.009967</text:p>
              </table:table-cell>
              <table:table-cell office:value-type="float" office:value="0.015998">
                <text:p>0.015998</text:p>
              </table:table-cell>
              <table:table-cell office:value-type="float" office:value="0.025273">
                <text:p>0.025273</text:p>
              </table:table-cell>
              <table:table-cell office:value-type="float" office:value="0.042149">
                <text:p>0.0421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44161">
                <text:p>0.044161</text:p>
              </table:table-cell>
              <table:table-cell office:value-type="float" office:value="0.046997">
                <text:p>0.046997</text:p>
              </table:table-cell>
              <table:table-cell office:value-type="float" office:value="0.077883">
                <text:p>0.077883</text:p>
              </table:table-cell>
              <table:table-cell office:value-type="float" office:value="0.165917">
                <text:p>0.1659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subtitle svg:x="6.625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101:Sheet1.E104 Sheet1.B100:Sheet1.E100" chart:data-source-has-labels="both" svg:x="1.307cm" svg:y="2.312cm" svg:width="11.82cm" svg:height="5.551cm">
          <chartooo:coordinate-region svg:x="2.251cm" svg:y="2.509cm" svg:width="10.876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101:Sheet1.A104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B101:Sheet1.B104" chart:label-cell-address="Sheet1.B100:Sheet1.B100" chart:class="chart:bar">
            <chart:data-point chart:repeated="4"/>
          </chart:series>
          <chart:series chart:style-name="ch12" chart:values-cell-range-address="Sheet1.C101:Sheet1.C104" chart:label-cell-address="Sheet1.C100:Sheet1.C100" chart:class="chart:bar">
            <chart:data-point chart:repeated="4"/>
          </chart:series>
          <chart:series chart:style-name="ch13" chart:values-cell-range-address="Sheet1.D101:Sheet1.D104" chart:label-cell-address="Sheet1.D100:Sheet1.D100" chart:class="chart:bar">
            <chart:data-point chart:repeated="4"/>
          </chart:series>
          <chart:series chart:style-name="ch14" chart:values-cell-range-address="Sheet1.E101:Sheet1.E104" chart:label-cell-address="Sheet1.E100:Sheet1.E10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100:Sheet1.B100</svg:desc>
                </draw:g>
              </table:table-cell>
              <table:table-cell office:value-type="string">
                <text:p>2 threads</text:p>
                <draw:g>
                  <svg:desc>Sheet1.C100:Sheet1.C100</svg:desc>
                </draw:g>
              </table:table-cell>
              <table:table-cell office:value-type="string">
                <text:p>4 threads</text:p>
                <draw:g>
                  <svg:desc>Sheet1.D100:Sheet1.D100</svg:desc>
                </draw:g>
              </table:table-cell>
              <table:table-cell office:value-type="string">
                <text:p>8 threads</text:p>
                <draw:g>
                  <svg:desc>Sheet1.E100:Sheet1.E100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1:Sheet1.A104</svg:desc>
                </draw:g>
              </table:table-cell>
              <table:table-cell office:value-type="float" office:value="0.000611">
                <text:p>0.000611</text:p>
                <draw:g>
                  <svg:desc>Sheet1.B101:Sheet1.B104</svg:desc>
                </draw:g>
              </table:table-cell>
              <table:table-cell office:value-type="float" office:value="0.001288">
                <text:p>0.001288</text:p>
                <draw:g>
                  <svg:desc>Sheet1.C101:Sheet1.C104</svg:desc>
                </draw:g>
              </table:table-cell>
              <table:table-cell office:value-type="float" office:value="0.001977">
                <text:p>0.001977</text:p>
                <draw:g>
                  <svg:desc>Sheet1.D101:Sheet1.D104</svg:desc>
                </draw:g>
              </table:table-cell>
              <table:table-cell office:value-type="float" office:value="0.003092">
                <text:p>0.003092</text:p>
                <draw:g>
                  <svg:desc>Sheet1.E101:Sheet1.E104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899">
                <text:p>0.001899</text:p>
              </table:table-cell>
              <table:table-cell office:value-type="float" office:value="0.004946">
                <text:p>0.004946</text:p>
              </table:table-cell>
              <table:table-cell office:value-type="float" office:value="0.008804">
                <text:p>0.008804</text:p>
              </table:table-cell>
              <table:table-cell office:value-type="float" office:value="0.013116">
                <text:p>0.01311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9967">
                <text:p>0.009967</text:p>
              </table:table-cell>
              <table:table-cell office:value-type="float" office:value="0.015998">
                <text:p>0.015998</text:p>
              </table:table-cell>
              <table:table-cell office:value-type="float" office:value="0.025273">
                <text:p>0.025273</text:p>
              </table:table-cell>
              <table:table-cell office:value-type="float" office:value="0.042149">
                <text:p>0.0421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44161">
                <text:p>0.044161</text:p>
              </table:table-cell>
              <table:table-cell office:value-type="float" office:value="0.046997">
                <text:p>0.046997</text:p>
              </table:table-cell>
              <table:table-cell office:value-type="float" office:value="0.077883">
                <text:p>0.077883</text:p>
              </table:table-cell>
              <table:table-cell office:value-type="float" office:value="0.165917">
                <text:p>0.1659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100:Sheet1.A104 Sheet1.F100:Sheet1.I104" chart:data-source-has-labels="both" svg:x="1.307cm" svg:y="2.312cm" svg:width="11.82cm" svg:height="5.551cm">
          <chartooo:coordinate-region svg:x="2.251cm" svg:y="2.509cm" svg:width="10.876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101:Sheet1.A104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101:Sheet1.F104" chart:label-cell-address="Sheet1.F100:Sheet1.F100" chart:class="chart:bar">
            <chart:data-point chart:repeated="4"/>
          </chart:series>
          <chart:series chart:style-name="ch12" chart:values-cell-range-address="Sheet1.G101:Sheet1.G104" chart:label-cell-address="Sheet1.G100:Sheet1.G100" chart:class="chart:bar">
            <chart:data-point chart:repeated="4"/>
          </chart:series>
          <chart:series chart:style-name="ch13" chart:values-cell-range-address="Sheet1.H101:Sheet1.H104" chart:label-cell-address="Sheet1.H100:Sheet1.H100" chart:class="chart:bar">
            <chart:data-point chart:repeated="4"/>
          </chart:series>
          <chart:series chart:style-name="ch14" chart:values-cell-range-address="Sheet1.I101:Sheet1.I104" chart:label-cell-address="Sheet1.I100:Sheet1.I10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100:Sheet1.F100</svg:desc>
                </draw:g>
              </table:table-cell>
              <table:table-cell office:value-type="string">
                <text:p>2 threads</text:p>
                <draw:g>
                  <svg:desc>Sheet1.G100:Sheet1.G100</svg:desc>
                </draw:g>
              </table:table-cell>
              <table:table-cell office:value-type="string">
                <text:p>4 threads</text:p>
                <draw:g>
                  <svg:desc>Sheet1.H100:Sheet1.H100</svg:desc>
                </draw:g>
              </table:table-cell>
              <table:table-cell office:value-type="string">
                <text:p>8 threads</text:p>
                <draw:g>
                  <svg:desc>Sheet1.I100:Sheet1.I100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1:Sheet1.A104</svg:desc>
                </draw:g>
              </table:table-cell>
              <table:table-cell office:value-type="float" office:value="0.03">
                <text:p>0.03</text:p>
                <draw:g>
                  <svg:desc>Sheet1.F101:Sheet1.F104</svg:desc>
                </draw:g>
              </table:table-cell>
              <table:table-cell office:value-type="float" office:value="0.03">
                <text:p>0.03</text:p>
                <draw:g>
                  <svg:desc>Sheet1.G101:Sheet1.G104</svg:desc>
                </draw:g>
              </table:table-cell>
              <table:table-cell office:value-type="float" office:value="0.03">
                <text:p>0.03</text:p>
                <draw:g>
                  <svg:desc>Sheet1.H101:Sheet1.H104</svg:desc>
                </draw:g>
              </table:table-cell>
              <table:table-cell office:value-type="float" office:value="0.05">
                <text:p>0.05</text:p>
                <draw:g>
                  <svg:desc>Sheet1.I101:Sheet1.I104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legend chart:legend-position="end" svg:x="13.86cm" svg:y="3.956cm" style:legend-expansion="high" chart:style-name="ch3"/>
        <chart:plot-area chart:style-name="ch4" table:cell-range-address="Sheet1.A27:Sheet1.C30" chart:data-source-has-labels="both" svg:x="1.307cm" svg:y="1.64cm" svg:width="11.913cm" svg:height="6.223cm">
          <chartooo:coordinate-region svg:x="2.343cm" svg:y="1.838cm" svg:width="10.877cm" svg:height="5.382cm"/>
          <chart:axis chart:dimension="x" chart:name="primary-x" chart:style-name="ch5" chartooo:axis-type="auto">
            <chartooo:date-scale/>
            <chart:title svg:x="6.421cm" svg:y="8.043cm" chart:style-name="ch6">
              <text:p>Matrix Size</text:p>
            </chart:title>
            <chart:categories table:cell-range-address="Sheet1.A28:Sheet1.A3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28:Sheet1.B30" chart:label-cell-address="Sheet1.B27:Sheet1.B27" chart:class="chart:bar">
            <chart:data-point chart:repeated="3"/>
          </chart:series>
          <chart:series chart:style-name="ch11" chart:values-cell-range-address="Sheet1.C28:Sheet1.C30" chart:label-cell-address="Sheet1.C27:Sheet1.C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27:Sheet1.B27</svg:desc>
                </draw:g>
              </table:table-cell>
              <table:table-cell office:value-type="string">
                <text:p>OpenMP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28:Sheet1.A30</svg:desc>
                </draw:g>
              </table:table-cell>
              <table:table-cell office:value-type="float" office:value="0.72">
                <text:p>0.72</text:p>
                <draw:g>
                  <svg:desc>Sheet1.B28:Sheet1.B30</svg:desc>
                </draw:g>
              </table:table-cell>
              <table:table-cell office:value-type="float" office:value="0.12">
                <text:p>0.12</text:p>
                <draw:g>
                  <svg:desc>Sheet1.C28:Sheet1.C3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5">
                <text:p>11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7">
                <text:p>107</text:p>
              </table:table-cell>
              <table:table-cell office:value-type="float" office:value="10.77">
                <text:p>10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101:Sheet1.A104 Sheet1.F100:Sheet1.I104" chart:data-source-has-labels="both" svg:x="1.307cm" svg:y="2.312cm" svg:width="11.82cm" svg:height="5.551cm">
          <chartooo:coordinate-region svg:x="2.251cm" svg:y="2.509cm" svg:width="10.876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101:Sheet1.A104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101:Sheet1.F104" chart:label-cell-address="Sheet1.F100:Sheet1.F100" chart:class="chart:bar">
            <chart:data-point chart:repeated="4"/>
          </chart:series>
          <chart:series chart:style-name="ch12" chart:values-cell-range-address="Sheet1.G101:Sheet1.G104" chart:label-cell-address="Sheet1.G100:Sheet1.G100" chart:class="chart:bar">
            <chart:data-point chart:repeated="4"/>
          </chart:series>
          <chart:series chart:style-name="ch13" chart:values-cell-range-address="Sheet1.H101:Sheet1.H104" chart:label-cell-address="Sheet1.H100:Sheet1.H100" chart:class="chart:bar">
            <chart:data-point chart:repeated="4"/>
          </chart:series>
          <chart:series chart:style-name="ch14" chart:values-cell-range-address="Sheet1.I101:Sheet1.I104" chart:label-cell-address="Sheet1.I100:Sheet1.I10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100:Sheet1.F100</svg:desc>
                </draw:g>
              </table:table-cell>
              <table:table-cell office:value-type="string">
                <text:p>2 threads</text:p>
                <draw:g>
                  <svg:desc>Sheet1.G100:Sheet1.G100</svg:desc>
                </draw:g>
              </table:table-cell>
              <table:table-cell office:value-type="string">
                <text:p>4 threads</text:p>
                <draw:g>
                  <svg:desc>Sheet1.H100:Sheet1.H100</svg:desc>
                </draw:g>
              </table:table-cell>
              <table:table-cell office:value-type="string">
                <text:p>8 threads</text:p>
                <draw:g>
                  <svg:desc>Sheet1.I100:Sheet1.I100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1:Sheet1.A104</svg:desc>
                </draw:g>
              </table:table-cell>
              <table:table-cell office:value-type="float" office:value="0.03">
                <text:p>0.03</text:p>
                <draw:g>
                  <svg:desc>Sheet1.F101:Sheet1.F104</svg:desc>
                </draw:g>
              </table:table-cell>
              <table:table-cell office:value-type="float" office:value="0.03">
                <text:p>0.03</text:p>
                <draw:g>
                  <svg:desc>Sheet1.G101:Sheet1.G104</svg:desc>
                </draw:g>
              </table:table-cell>
              <table:table-cell office:value-type="float" office:value="0.03">
                <text:p>0.03</text:p>
                <draw:g>
                  <svg:desc>Sheet1.H101:Sheet1.H104</svg:desc>
                </draw:g>
              </table:table-cell>
              <table:table-cell office:value-type="float" office:value="0.05">
                <text:p>0.05</text:p>
                <draw:g>
                  <svg:desc>Sheet1.I101:Sheet1.I104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subtitle svg:x="6.625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107:Sheet1.E110" chart:data-source-has-labels="both" svg:x="1.307cm" svg:y="2.312cm" svg:width="11.82cm" svg:height="5.551cm">
          <chartooo:coordinate-region svg:x="2.043cm" svg:y="2.509cm" svg:width="11.084cm" svg:height="4.711cm"/>
          <chart:axis chart:dimension="x" chart:name="primary-x" chart:style-name="ch6" chartooo:axis-type="auto">
            <chartooo:date-scale/>
            <chart:title svg:x="5.578cm" svg:y="8.043cm" chart:style-name="ch7">
              <text:p>Coefficient Matrix Size</text:p>
            </chart:title>
            <chart:categories table:cell-range-address="Sheet1.A108:Sheet1.A110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B108:Sheet1.B110" chart:label-cell-address="Sheet1.B107:Sheet1.B107" chart:class="chart:bar">
            <chart:data-point chart:repeated="3"/>
          </chart:series>
          <chart:series chart:style-name="ch12" chart:values-cell-range-address="Sheet1.C108:Sheet1.C110" chart:label-cell-address="Sheet1.C107:Sheet1.C107" chart:class="chart:bar">
            <chart:data-point chart:repeated="3"/>
          </chart:series>
          <chart:series chart:style-name="ch13" chart:values-cell-range-address="Sheet1.D108:Sheet1.D110" chart:label-cell-address="Sheet1.D107:Sheet1.D107" chart:class="chart:bar">
            <chart:data-point chart:repeated="3"/>
          </chart:series>
          <chart:series chart:style-name="ch14" chart:values-cell-range-address="Sheet1.E108:Sheet1.E110" chart:label-cell-address="Sheet1.E107:Sheet1.E10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107:Sheet1.B107</svg:desc>
                </draw:g>
              </table:table-cell>
              <table:table-cell office:value-type="string">
                <text:p>2 threads</text:p>
                <draw:g>
                  <svg:desc>Sheet1.C107:Sheet1.C107</svg:desc>
                </draw:g>
              </table:table-cell>
              <table:table-cell office:value-type="string">
                <text:p>4 threads</text:p>
                <draw:g>
                  <svg:desc>Sheet1.D107:Sheet1.D107</svg:desc>
                </draw:g>
              </table:table-cell>
              <table:table-cell office:value-type="string">
                <text:p>8 threads</text:p>
                <draw:g>
                  <svg:desc>Sheet1.E107:Sheet1.E10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8:Sheet1.A110</svg:desc>
                </draw:g>
              </table:table-cell>
              <table:table-cell office:value-type="float" office:value="0.660227">
                <text:p>0.660227</text:p>
                <draw:g>
                  <svg:desc>Sheet1.B108:Sheet1.B110</svg:desc>
                </draw:g>
              </table:table-cell>
              <table:table-cell office:value-type="float" office:value="0.687207">
                <text:p>0.687207</text:p>
                <draw:g>
                  <svg:desc>Sheet1.C108:Sheet1.C110</svg:desc>
                </draw:g>
              </table:table-cell>
              <table:table-cell office:value-type="float" office:value="0.655617">
                <text:p>0.655617</text:p>
                <draw:g>
                  <svg:desc>Sheet1.D108:Sheet1.D110</svg:desc>
                </draw:g>
              </table:table-cell>
              <table:table-cell office:value-type="float" office:value="0.684678">
                <text:p>0.684678</text:p>
                <draw:g>
                  <svg:desc>Sheet1.E108:Sheet1.E11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27107">
                <text:p>1.627107</text:p>
              </table:table-cell>
              <table:table-cell office:value-type="float" office:value="1.769797">
                <text:p>1.769797</text:p>
              </table:table-cell>
              <table:table-cell office:value-type="float" office:value="1.666129">
                <text:p>1.666129</text:p>
              </table:table-cell>
              <table:table-cell office:value-type="float" office:value="1.603539">
                <text:p>1.6035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807239">
                <text:p>3.807239</text:p>
              </table:table-cell>
              <table:table-cell office:value-type="float" office:value="3.648752">
                <text:p>3.648752</text:p>
              </table:table-cell>
              <table:table-cell office:value-type="float" office:value="3.901249">
                <text:p>3.901249</text:p>
              </table:table-cell>
              <table:table-cell office:value-type="float" office:value="3.701473">
                <text:p>3.70147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subtitle svg:x="6.625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108:Sheet1.E110 Sheet1.B107:Sheet1.E107" chart:data-source-has-labels="both" svg:x="1.307cm" svg:y="2.312cm" svg:width="11.82cm" svg:height="5.551cm">
          <chartooo:coordinate-region svg:x="2.043cm" svg:y="2.509cm" svg:width="11.084cm" svg:height="4.711cm"/>
          <chart:axis chart:dimension="x" chart:name="primary-x" chart:style-name="ch6" chartooo:axis-type="auto">
            <chartooo:date-scale/>
            <chart:title svg:x="5.578cm" svg:y="8.043cm" chart:style-name="ch7">
              <text:p>Coefficient Matrix Size</text:p>
            </chart:title>
            <chart:categories table:cell-range-address="Sheet1.A108:Sheet1.A110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B108:Sheet1.B110" chart:label-cell-address="Sheet1.B107:Sheet1.B107" chart:class="chart:bar">
            <chart:data-point chart:repeated="3"/>
          </chart:series>
          <chart:series chart:style-name="ch12" chart:values-cell-range-address="Sheet1.C108:Sheet1.C110" chart:label-cell-address="Sheet1.C107:Sheet1.C107" chart:class="chart:bar">
            <chart:data-point chart:repeated="3"/>
          </chart:series>
          <chart:series chart:style-name="ch13" chart:values-cell-range-address="Sheet1.D108:Sheet1.D110" chart:label-cell-address="Sheet1.D107:Sheet1.D107" chart:class="chart:bar">
            <chart:data-point chart:repeated="3"/>
          </chart:series>
          <chart:series chart:style-name="ch14" chart:values-cell-range-address="Sheet1.E108:Sheet1.E110" chart:label-cell-address="Sheet1.E107:Sheet1.E10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107:Sheet1.B107</svg:desc>
                </draw:g>
              </table:table-cell>
              <table:table-cell office:value-type="string">
                <text:p>2 threads</text:p>
                <draw:g>
                  <svg:desc>Sheet1.C107:Sheet1.C107</svg:desc>
                </draw:g>
              </table:table-cell>
              <table:table-cell office:value-type="string">
                <text:p>4 threads</text:p>
                <draw:g>
                  <svg:desc>Sheet1.D107:Sheet1.D107</svg:desc>
                </draw:g>
              </table:table-cell>
              <table:table-cell office:value-type="string">
                <text:p>8 threads</text:p>
                <draw:g>
                  <svg:desc>Sheet1.E107:Sheet1.E10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8:Sheet1.A110</svg:desc>
                </draw:g>
              </table:table-cell>
              <table:table-cell office:value-type="float" office:value="0.660227">
                <text:p>0.660227</text:p>
                <draw:g>
                  <svg:desc>Sheet1.B108:Sheet1.B110</svg:desc>
                </draw:g>
              </table:table-cell>
              <table:table-cell office:value-type="float" office:value="0.687207">
                <text:p>0.687207</text:p>
                <draw:g>
                  <svg:desc>Sheet1.C108:Sheet1.C110</svg:desc>
                </draw:g>
              </table:table-cell>
              <table:table-cell office:value-type="float" office:value="0.655617">
                <text:p>0.655617</text:p>
                <draw:g>
                  <svg:desc>Sheet1.D108:Sheet1.D110</svg:desc>
                </draw:g>
              </table:table-cell>
              <table:table-cell office:value-type="float" office:value="0.684678">
                <text:p>0.684678</text:p>
                <draw:g>
                  <svg:desc>Sheet1.E108:Sheet1.E11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27107">
                <text:p>1.627107</text:p>
              </table:table-cell>
              <table:table-cell office:value-type="float" office:value="1.769797">
                <text:p>1.769797</text:p>
              </table:table-cell>
              <table:table-cell office:value-type="float" office:value="1.666129">
                <text:p>1.666129</text:p>
              </table:table-cell>
              <table:table-cell office:value-type="float" office:value="1.603539">
                <text:p>1.6035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807239">
                <text:p>3.807239</text:p>
              </table:table-cell>
              <table:table-cell office:value-type="float" office:value="3.648752">
                <text:p>3.648752</text:p>
              </table:table-cell>
              <table:table-cell office:value-type="float" office:value="3.901249">
                <text:p>3.901249</text:p>
              </table:table-cell>
              <table:table-cell office:value-type="float" office:value="3.701473">
                <text:p>3.70147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108:Sheet1.A110 Sheet1.F107:Sheet1.I110" chart:data-source-has-labels="both" svg:x="1.307cm" svg:y="2.312cm" svg:width="11.82cm" svg:height="5.551cm">
          <chartooo:coordinate-region svg:x="2.043cm" svg:y="2.51cm" svg:width="11.084cm" svg:height="4.71cm"/>
          <chart:axis chart:dimension="x" chart:name="primary-x" chart:style-name="ch6" chartooo:axis-type="auto">
            <chartooo:date-scale/>
            <chart:title svg:x="5.578cm" svg:y="8.043cm" chart:style-name="ch7">
              <text:p>Coefficient Matrix Size</text:p>
            </chart:title>
            <chart:categories table:cell-range-address="Sheet1.A108:Sheet1.A110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108:Sheet1.F110" chart:label-cell-address="Sheet1.F107:Sheet1.F107" chart:class="chart:bar">
            <chart:data-point chart:repeated="3"/>
          </chart:series>
          <chart:series chart:style-name="ch12" chart:values-cell-range-address="Sheet1.G108:Sheet1.G110" chart:label-cell-address="Sheet1.G107:Sheet1.G107" chart:class="chart:bar">
            <chart:data-point chart:repeated="3"/>
          </chart:series>
          <chart:series chart:style-name="ch13" chart:values-cell-range-address="Sheet1.H108:Sheet1.H110" chart:label-cell-address="Sheet1.H107:Sheet1.H107" chart:class="chart:bar">
            <chart:data-point chart:repeated="3"/>
          </chart:series>
          <chart:series chart:style-name="ch14" chart:values-cell-range-address="Sheet1.I108:Sheet1.I110" chart:label-cell-address="Sheet1.I107:Sheet1.I10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107:Sheet1.F107</svg:desc>
                </draw:g>
              </table:table-cell>
              <table:table-cell office:value-type="string">
                <text:p>2 threads</text:p>
                <draw:g>
                  <svg:desc>Sheet1.G107:Sheet1.G107</svg:desc>
                </draw:g>
              </table:table-cell>
              <table:table-cell office:value-type="string">
                <text:p>4 threads</text:p>
                <draw:g>
                  <svg:desc>Sheet1.H107:Sheet1.H107</svg:desc>
                </draw:g>
              </table:table-cell>
              <table:table-cell office:value-type="string">
                <text:p>8 threads</text:p>
                <draw:g>
                  <svg:desc>Sheet1.I107:Sheet1.I10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8:Sheet1.A110</svg:desc>
                </draw:g>
              </table:table-cell>
              <table:table-cell office:value-type="float" office:value="0.03">
                <text:p>0.03</text:p>
                <draw:g>
                  <svg:desc>Sheet1.F108:Sheet1.F110</svg:desc>
                </draw:g>
              </table:table-cell>
              <table:table-cell office:value-type="float" office:value="0.03">
                <text:p>0.03</text:p>
                <draw:g>
                  <svg:desc>Sheet1.G108:Sheet1.G110</svg:desc>
                </draw:g>
              </table:table-cell>
              <table:table-cell office:value-type="float" office:value="0.03">
                <text:p>0.03</text:p>
                <draw:g>
                  <svg:desc>Sheet1.H108:Sheet1.H110</svg:desc>
                </draw:g>
              </table:table-cell>
              <table:table-cell office:value-type="float" office:value="0.03">
                <text:p>0.03</text:p>
                <draw:g>
                  <svg:desc>Sheet1.I108:Sheet1.I11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subtitle svg:x="6.614cm" svg:y="1.281cm" chart:style-name="ch3">
          <text:p>Using OpenMP</text:p>
        </chart:subtitle>
        <chart:legend chart:legend-position="end" svg:x="13.767cm" svg:y="3.462cm" style:legend-expansion="high" chart:style-name="ch4"/>
        <chart:plot-area chart:style-name="ch5" table:cell-range-address="Sheet1.A108:Sheet1.A110 Sheet1.F107:Sheet1.I110" chart:data-source-has-labels="both" svg:x="1.307cm" svg:y="2.312cm" svg:width="11.82cm" svg:height="5.551cm">
          <chartooo:coordinate-region svg:x="2.043cm" svg:y="2.51cm" svg:width="11.084cm" svg:height="4.71cm"/>
          <chart:axis chart:dimension="x" chart:name="primary-x" chart:style-name="ch6" chartooo:axis-type="auto">
            <chartooo:date-scale/>
            <chart:title svg:x="5.578cm" svg:y="8.043cm" chart:style-name="ch7">
              <text:p>Coefficient Matrix Size</text:p>
            </chart:title>
            <chart:categories table:cell-range-address="Sheet1.A108:Sheet1.A110"/>
          </chart:axis>
          <chart:axis chart:dimension="y" chart:name="primary-y" chart:style-name="ch8">
            <chart:title svg:x="0.451cm" svg:y="5.722cm" chart:style-name="ch9">
              <text:p>Time (s)</text:p>
            </chart:title>
            <chart:grid chart:style-name="ch10" chart:class="major"/>
          </chart:axis>
          <chart:series chart:style-name="ch11" chart:values-cell-range-address="Sheet1.F108:Sheet1.F110" chart:label-cell-address="Sheet1.F107:Sheet1.F107" chart:class="chart:bar">
            <chart:data-point chart:repeated="3"/>
          </chart:series>
          <chart:series chart:style-name="ch12" chart:values-cell-range-address="Sheet1.G108:Sheet1.G110" chart:label-cell-address="Sheet1.G107:Sheet1.G107" chart:class="chart:bar">
            <chart:data-point chart:repeated="3"/>
          </chart:series>
          <chart:series chart:style-name="ch13" chart:values-cell-range-address="Sheet1.H108:Sheet1.H110" chart:label-cell-address="Sheet1.H107:Sheet1.H107" chart:class="chart:bar">
            <chart:data-point chart:repeated="3"/>
          </chart:series>
          <chart:series chart:style-name="ch14" chart:values-cell-range-address="Sheet1.I108:Sheet1.I110" chart:label-cell-address="Sheet1.I107:Sheet1.I10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F107:Sheet1.F107</svg:desc>
                </draw:g>
              </table:table-cell>
              <table:table-cell office:value-type="string">
                <text:p>2 threads</text:p>
                <draw:g>
                  <svg:desc>Sheet1.G107:Sheet1.G107</svg:desc>
                </draw:g>
              </table:table-cell>
              <table:table-cell office:value-type="string">
                <text:p>4 threads</text:p>
                <draw:g>
                  <svg:desc>Sheet1.H107:Sheet1.H107</svg:desc>
                </draw:g>
              </table:table-cell>
              <table:table-cell office:value-type="string">
                <text:p>8 threads</text:p>
                <draw:g>
                  <svg:desc>Sheet1.I107:Sheet1.I10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108:Sheet1.A110</svg:desc>
                </draw:g>
              </table:table-cell>
              <table:table-cell office:value-type="float" office:value="0.03">
                <text:p>0.03</text:p>
                <draw:g>
                  <svg:desc>Sheet1.F108:Sheet1.F110</svg:desc>
                </draw:g>
              </table:table-cell>
              <table:table-cell office:value-type="float" office:value="0.03">
                <text:p>0.03</text:p>
                <draw:g>
                  <svg:desc>Sheet1.G108:Sheet1.G110</svg:desc>
                </draw:g>
              </table:table-cell>
              <table:table-cell office:value-type="float" office:value="0.03">
                <text:p>0.03</text:p>
                <draw:g>
                  <svg:desc>Sheet1.H108:Sheet1.H110</svg:desc>
                </draw:g>
              </table:table-cell>
              <table:table-cell office:value-type="float" office:value="0.03">
                <text:p>0.03</text:p>
                <draw:g>
                  <svg:desc>Sheet1.I108:Sheet1.I11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legend chart:legend-position="end" svg:x="13.86cm" svg:y="3.956cm" style:legend-expansion="high" chart:style-name="ch3"/>
        <chart:plot-area chart:style-name="ch4" table:cell-range-address="Sheet1.A46:Sheet1.C50" chart:data-source-has-labels="both" svg:x="1.307cm" svg:y="1.64cm" svg:width="11.913cm" svg:height="6.223cm">
          <chartooo:coordinate-region svg:x="2.251cm" svg:y="1.838cm" svg:width="10.969cm" svg:height="5.382cm"/>
          <chart:axis chart:dimension="x" chart:name="primary-x" chart:style-name="ch5" chartooo:axis-type="auto">
            <chartooo:date-scale/>
            <chart:title svg:x="5.924cm" svg:y="8.043cm" chart:style-name="ch6">
              <text:p>Matrix/Vector Size</text:p>
            </chart:title>
            <chart:categories table:cell-range-address="Sheet1.A47:Sheet1.A5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7:Sheet1.B50" chart:label-cell-address="Sheet1.B46:Sheet1.B46" chart:class="chart:bar">
            <chart:data-point chart:repeated="4"/>
          </chart:series>
          <chart:series chart:style-name="ch11" chart:values-cell-range-address="Sheet1.C47:Sheet1.C50" chart:label-cell-address="Sheet1.C46:Sheet1.C4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46:Sheet1.B46</svg:desc>
                </draw:g>
              </table:table-cell>
              <table:table-cell office:value-type="string">
                <text:p>OpenMP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47:Sheet1.A50</svg:desc>
                </draw:g>
              </table:table-cell>
              <table:table-cell office:value-type="float" office:value="0.002505">
                <text:p>0.002505</text:p>
                <draw:g>
                  <svg:desc>Sheet1.B47:Sheet1.B50</svg:desc>
                </draw:g>
              </table:table-cell>
              <table:table-cell office:value-type="float" office:value="0.03">
                <text:p>0.03</text:p>
                <draw:g>
                  <svg:desc>Sheet1.C47:Sheet1.C5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9059">
                <text:p>0.009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5569">
                <text:p>0.0355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21877">
                <text:p>0.12187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legend chart:legend-position="end" svg:x="13.86cm" svg:y="3.956cm" style:legend-expansion="high" chart:style-name="ch3"/>
        <chart:plot-area chart:style-name="ch4" table:cell-range-address="Sheet1.A66:Sheet1.C69" chart:data-source-has-labels="both" svg:x="1.307cm" svg:y="1.64cm" svg:width="11.913cm" svg:height="6.223cm">
          <chartooo:coordinate-region svg:x="2.043cm" svg:y="1.837cm" svg:width="11.177cm" svg:height="5.383cm"/>
          <chart:axis chart:dimension="x" chart:name="primary-x" chart:style-name="ch5" chartooo:axis-type="auto">
            <chartooo:date-scale/>
            <chart:title svg:x="5.624cm" svg:y="8.043cm" chart:style-name="ch6">
              <text:p>Coefficient Matrix Size</text:p>
            </chart:title>
            <chart:categories table:cell-range-address="Sheet1.A67:Sheet1.A69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67:Sheet1.B69" chart:label-cell-address="Sheet1.B66:Sheet1.B66" chart:class="chart:bar">
            <chart:data-point chart:repeated="3"/>
          </chart:series>
          <chart:series chart:style-name="ch11" chart:values-cell-range-address="Sheet1.C67:Sheet1.C69" chart:label-cell-address="Sheet1.C66:Sheet1.C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66:Sheet1.B66</svg:desc>
                </draw:g>
              </table:table-cell>
              <table:table-cell office:value-type="string">
                <text:p>OpenMP</text:p>
                <draw:g>
                  <svg:desc>Sheet1.C66:Sheet1.C6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67:Sheet1.A69</svg:desc>
                </draw:g>
              </table:table-cell>
              <table:table-cell office:value-type="float" office:value="0.230223">
                <text:p>0.230223</text:p>
                <draw:g>
                  <svg:desc>Sheet1.B67:Sheet1.B69</svg:desc>
                </draw:g>
              </table:table-cell>
              <table:table-cell office:value-type="float" office:value="0.05">
                <text:p>0.05</text:p>
                <draw:g>
                  <svg:desc>Sheet1.C67:Sheet1.C69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9244">
                <text:p>1.6692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9312">
                <text:p>2.59312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subtitle svg:x="6.625cm" svg:y="1.281cm" chart:style-name="ch3">
          <text:p>Using Cilk Plus</text:p>
        </chart:subtitle>
        <chart:legend chart:legend-position="end" svg:x="13.767cm" svg:y="3.462cm" style:legend-expansion="high" chart:style-name="ch4"/>
        <chart:plot-area chart:style-name="ch5" table:cell-range-address="Sheet1.A84:Sheet1.E87" chart:data-source-has-labels="both" svg:x="1.307cm" svg:y="2.312cm" svg:width="11.82cm" svg:height="5.551cm">
          <chartooo:coordinate-region svg:x="2.158cm" svg:y="2.509cm" svg:width="10.969cm" svg:height="4.711cm"/>
          <chart:axis chart:dimension="x" chart:name="primary-x" chart:style-name="ch6" chartooo:axis-type="auto">
            <chartooo:date-scale/>
            <chart:title svg:x="6.455cm" svg:y="8.043cm" chart:style-name="ch7">
              <text:p>Input Size</text:p>
            </chart:title>
            <chart:categories table:cell-range-address="Sheet1.A85:Sheet1.A87"/>
          </chart:axis>
          <chart:axis chart:dimension="y" chart:name="primary-y" chart:style-name="ch8">
            <chart:title svg:x="0.451cm" svg:y="5.675cm" chart:style-name="ch9">
              <text:p>Time(s)</text:p>
            </chart:title>
            <chart:grid chart:style-name="ch10" chart:class="major"/>
          </chart:axis>
          <chart:series chart:style-name="ch11" chart:values-cell-range-address="Sheet1.B85:Sheet1.B87" chart:label-cell-address="Sheet1.B84:Sheet1.B84" chart:class="chart:bar">
            <chart:data-point chart:repeated="3"/>
          </chart:series>
          <chart:series chart:style-name="ch12" chart:values-cell-range-address="Sheet1.C85:Sheet1.C87" chart:label-cell-address="Sheet1.C84:Sheet1.C84" chart:class="chart:bar">
            <chart:data-point chart:repeated="3"/>
          </chart:series>
          <chart:series chart:style-name="ch13" chart:values-cell-range-address="Sheet1.D85:Sheet1.D87" chart:label-cell-address="Sheet1.D84:Sheet1.D84" chart:class="chart:bar">
            <chart:data-point chart:repeated="3"/>
          </chart:series>
          <chart:series chart:style-name="ch14" chart:values-cell-range-address="Sheet1.E85:Sheet1.E87" chart:label-cell-address="Sheet1.E84:Sheet1.E8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84:Sheet1.B84</svg:desc>
                </draw:g>
              </table:table-cell>
              <table:table-cell office:value-type="string">
                <text:p>2 threads</text:p>
                <draw:g>
                  <svg:desc>Sheet1.C84:Sheet1.C84</svg:desc>
                </draw:g>
              </table:table-cell>
              <table:table-cell office:value-type="string">
                <text:p>4 threads</text:p>
                <draw:g>
                  <svg:desc>Sheet1.D84:Sheet1.D84</svg:desc>
                </draw:g>
              </table:table-cell>
              <table:table-cell office:value-type="string">
                <text:p>8 threads</text:p>
                <draw:g>
                  <svg:desc>Sheet1.E84:Sheet1.E84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85:Sheet1.A87</svg:desc>
                </draw:g>
              </table:table-cell>
              <table:table-cell office:value-type="float" office:value="0.359562">
                <text:p>0.359562</text:p>
                <draw:g>
                  <svg:desc>Sheet1.B85:Sheet1.B87</svg:desc>
                </draw:g>
              </table:table-cell>
              <table:table-cell office:value-type="float" office:value="0.706367">
                <text:p>0.706367</text:p>
                <draw:g>
                  <svg:desc>Sheet1.C85:Sheet1.C87</svg:desc>
                </draw:g>
              </table:table-cell>
              <table:table-cell office:value-type="float" office:value="0.9301">
                <text:p>0.9301</text:p>
                <draw:g>
                  <svg:desc>Sheet1.D85:Sheet1.D87</svg:desc>
                </draw:g>
              </table:table-cell>
              <table:table-cell office:value-type="float" office:value="1.648165">
                <text:p>1.648165</text:p>
                <draw:g>
                  <svg:desc>Sheet1.E85:Sheet1.E87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976458">
                <text:p>9.976458</text:p>
              </table:table-cell>
              <table:table-cell office:value-type="float" office:value="9.72648">
                <text:p>9.72648</text:p>
              </table:table-cell>
              <table:table-cell office:value-type="float" office:value="10.94583">
                <text:p>10.94583</text:p>
              </table:table-cell>
              <table:table-cell office:value-type="float" office:value="14.967884">
                <text:p>14.9678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3.008497">
                <text:p>93.008497</text:p>
              </table:table-cell>
              <table:table-cell office:value-type="float" office:value="103.891996">
                <text:p>103.891996</text:p>
              </table:table-cell>
              <table:table-cell office:value-type="float" office:value="99.27597">
                <text:p>99.27597</text:p>
              </table:table-cell>
              <table:table-cell office:value-type="float" office:value="130.860661">
                <text:p>130.8606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